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-color="#d0d0d0" draw:textarea-horizontal-align="justify" draw:textarea-vertical-align="middle" draw:auto-grow-height="false" fo:min-height="14.574cm" fo:min-width="26.67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7.182cm" fo:min-width="8.89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67cm" fo:min-width="4.07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67cm" fo:min-width="4.02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365cm" fo:min-width="4.0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98cm" fo:min-width="3.519cm"/>
      <style:paragraph-properties style:writing-mode="lr-tb"/>
    </style:style>
    <style:style style:name="gr9" style:family="graphic" style:parent-style-name="standard">
      <style:graphic-properties draw:stroke="none" draw:fill="none" fo:min-height="1.081cm"/>
      <style:paragraph-properties style:writing-mode="lr-tb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953cm" fo:min-width="3.48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67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574cm" fo:min-width="26.67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d0d0d0" draw:textarea-horizontal-align="justify" draw:textarea-vertical-align="middle" draw:auto-grow-height="false" fo:min-height="9.549cm" fo:min-width="9.915cm"/>
      <style:paragraph-properties style:writing-mode="lr-tb"/>
    </style:style>
    <style:style style:name="gr15" style:family="graphic" style:parent-style-name="standard">
      <style:graphic-properties svg:stroke-color="#000000" draw:fill="solid" draw:fill-color="#d0d0d0" draw:textarea-horizontal-align="justify" draw:textarea-vertical-align="middle" draw:auto-grow-height="false" fo:min-height="7.685cm" fo:min-width="15.45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3.833cm" fo:min-width="4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833cm" fo:min-width="4.02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425cm" fo:min-width="4.0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7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628cm" fo:min-width="3.519cm"/>
      <style:paragraph-properties style:writing-mode="lr-tb"/>
    </style:style>
    <style:style style:name="gr22" style:family="graphic" style:parent-style-name="standard">
      <style:graphic-properties draw:stroke="none" draw:fill="none" fo:min-height="1.1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end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="none"/>
      <style:text-properties fo:font-size="22pt" fo:font-style="italic" style:font-size-asian="22pt" style:font-style-asian="italic" style:font-size-complex="22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0d0d0"/>
      <style:paragraph-properties fo:text-align="end"/>
      <style:text-properties fo:font-size="22pt" style:font-size-asian="22pt" style:font-size-complex="22pt"/>
    </style:style>
    <style:style style:name="P15" style:family="paragraph">
      <loext:graphic-properties draw:fill="solid" draw:fill-color="#d0d0d0"/>
      <style:paragraph-properties fo:text-align="center"/>
    </style:style>
    <style:style style:name="P16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178cm" svg:height="14.824cm" svg:x="0.508cm" svg:y="0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398cm" svg:height="9.247cm" svg:x="1.278cm" svg:y="5.853cm">
          <text:p text:style-name="P2"><text:span text:style-name="T1"/></text:p>
          <text:p text:style-name="P3"><text:span text:style-name="T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6" draw:layer="layout" svg:width="4.572cm" svg:height="4.998cm" svg:x="12.461cm" svg:y="5.846cm">
          <text:p text:style-name="P5"><text:span text:style-name="T3">*.ini</text:span></text:p>
          <text:p text:style-name="P5"><text:span text:style-name="T3">*.xml</text:span></text:p>
          <text:p text:style-name="P5"><text:span text:style-name="T2">(OMNeT++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8" draw:layer="layout" svg:width="17.526cm" svg:height="2.344cm" svg:x="9.45cm" svg:y="3.145cm">
          <draw:text-box>
            <text:p text:style-name="P7"><text:span text:style-name="T4">Configuration of </text:span><text:span text:style-name="T5">sub-models</text:span></text:p>
            <text:p text:style-name="P7"><text:span text:style-name="T6">Simulator-specific config files</text:span></text:p>
          </draw:text-box>
        </draw:frame>
        <draw:custom-shape draw:style-name="gr5" draw:text-style-name="P6" draw:layer="layout" svg:width="4.524cm" svg:height="4.998cm" svg:x="22.267cm" svg:y="5.846cm">
          <text:p text:style-name="P5"><text:span text:style-name="T3">*.scenario</text:span></text:p>
          <text:p text:style-name="P5"><text:span text:style-name="T2">(Vader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layer="layout" svg:width="4.524cm" svg:height="4.498cm" svg:x="17.435cm" svg:y="5.846cm">
          <text:p text:style-name="P5"><text:span text:style-name="T3">*.py</text:span></text:p>
          <text:p text:style-name="P5"><text:span text:style-name="T2">(flowcontro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8" draw:layer="layout" svg:width="10.16cm" svg:height="3.369cm" svg:x="0.708cm" svg:y="3.145cm">
          <draw:text-box>
            <text:p text:style-name="P7"><text:span text:style-name="T4">Configuration of the </text:span><text:span text:style-name="T5">composed model</text:span></text:p>
            <text:p text:style-name="P7"><text:span text:style-name="T3"/></text:p>
          </draw:text-box>
        </draw:frame>
        <draw:custom-shape draw:style-name="gr8" draw:text-style-name="P6" draw:layer="layout" svg:width="4.018cm" svg:height="3.499cm" svg:x="1.732cm" svg:y="8.451cm">
          <text:p text:style-name="P5"><text:span text:style-name="T2">Model </text:span></text:p>
          <text:p text:style-name="P5"><text:span text:style-name="T2">select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10" draw:layer="layout" svg:width="6.17cm" svg:height="1.331cm" svg:x="3.436cm" svg:y="6.202cm">
          <draw:text-box>
            <text:p text:style-name="P9"><text:span text:style-name="T3">run_script.py</text:span></text:p>
          </draw:text-box>
        </draw:frame>
        <draw:custom-shape draw:style-name="gr8" draw:text-style-name="P6" draw:layer="layout" svg:width="4.018cm" svg:height="3.499cm" svg:x="6.304cm" svg:y="8.451cm">
          <text:p text:style-name="P5"><text:span text:style-name="T2"><text:s/></text:span><text:span text:style-name="T2">Model</text:span></text:p>
          <text:p text:style-name="P5"><text:span text:style-name="T2">vers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6" draw:layer="layout" svg:width="4.632cm" svg:height="3.302cm" svg:x="22.268cm" svg:y="11.7cm">
          <text:p text:style-name="P11"><text:span text:style-name="T2">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8" draw:layer="layout" svg:width="16.872cm" svg:height="5.317cm" svg:x="10.568cm" svg:y="0.733cm">
          <draw:text-box>
            <text:p text:style-name="P7"><text:span text:style-name="T7">Simulatio</text:span><text:span text:style-name="T7">n </text:span><text:span text:style-name="T7">directory</text:span></text:p>
            <text:p text:style-name="P7"><text:span text:style-name="T6"/></text:p>
          </draw:text-box>
        </draw:frame>
        <draw:custom-shape draw:style-name="gr12" draw:text-style-name="P12" draw:layer="layout" svg:width="27.178cm" svg:height="1.824cm" svg:x="0.508cm" svg:y="0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4" draw:layer="layout" svg:width="10.414cm" svg:height="12.192cm" svg:x="0.3cm" svg:y="1.524cm">
          <text:p text:style-name="P2"><text:span text:style-name="T1"/></text:p>
          <text:p text:style-name="P3"><text:span text:style-name="T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5" draw:layer="layout" svg:width="15.956cm" svg:height="9.906cm" draw:transform="skewX (-0.00942477796076938) translate (12.251cm 1.524cm)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6" draw:layer="layout" svg:width="4.572cm" svg:height="5.08cm" svg:x="13.161cm" svg:y="5.48cm">
          <text:p text:style-name="P5"><text:span text:style-name="T2">*.ini</text:span></text:p>
          <text:p text:style-name="P5"><text:span text:style-name="T2">*.xml</text:span></text:p>
          <text:p text:style-name="P5"><text:span text:style-name="T2">(OMNeT++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16" draw:layer="layout" svg:width="17.526cm" svg:height="2.42cm" svg:x="10.75cm" svg:y="2.389cm">
          <draw:text-box>
            <text:p text:style-name="P7"><text:span text:style-name="T8">Configuration of sub-models</text:span></text:p>
            <text:p text:style-name="P7"><text:span text:style-name="T6">Using config files in the simulation directory</text:span></text:p>
          </draw:text-box>
        </draw:frame>
        <draw:custom-shape draw:style-name="gr18" draw:text-style-name="P6" draw:layer="layout" svg:width="4.524cm" svg:height="5.08cm" svg:x="23.367cm" svg:y="5.48cm">
          <text:p text:style-name="P5"><text:span text:style-name="T2">*.scenario</text:span></text:p>
          <text:p text:style-name="P5"><text:span text:style-name="T2">(Vader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6" draw:layer="layout" svg:width="4.524cm" svg:height="4.572cm" svg:x="18.335cm" svg:y="5.48cm">
          <text:p text:style-name="P5"><text:span text:style-name="T2">*.py</text:span></text:p>
          <text:p text:style-name="P5"><text:span text:style-name="T2">(flowcontro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0" draw:text-style-name="P8" draw:layer="layout" svg:width="10.16cm" svg:height="3.521cm" svg:x="0.238cm" svg:y="2.367cm">
          <draw:text-box>
            <text:p text:style-name="P7"><text:span text:style-name="T8">Configuration of the composed model</text:span></text:p>
            <text:p text:style-name="P7"><text:span text:style-name="T3"/></text:p>
          </draw:text-box>
        </draw:frame>
        <draw:custom-shape draw:style-name="gr21" draw:text-style-name="P6" draw:layer="layout" svg:width="4.018cm" svg:height="3.556cm" svg:x="0.9cm" svg:y="7.274cm">
          <text:p text:style-name="P5"><text:span text:style-name="T2">Model </text:span></text:p>
          <text:p text:style-name="P5"><text:span text:style-name="T2">selectio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18" draw:layer="layout" svg:width="6.17cm" svg:height="1.353cm" svg:x="2.766cm" svg:y="5.488cm">
          <draw:text-box>
            <text:p text:style-name="P17"><text:span text:style-name="T2">run_script.py</text:span></text:p>
          </draw:text-box>
        </draw:frame>
        <draw:custom-shape draw:style-name="gr21" draw:text-style-name="P6" draw:layer="layout" svg:width="4.018cm" svg:height="3.556cm" svg:x="5.634cm" svg:y="7.274cm">
          <text:p text:style-name="P5"><text:span text:style-name="T2">Simulator</text:span></text:p>
          <text:p text:style-name="P5"><text:span text:style-name="T2">release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0:57:55.969202181</meta:creation-date>
    <dc:date>2023-10-10T11:36:52.311794352</dc:date>
    <meta:editing-duration>PT7M49S</meta:editing-duration>
    <meta:editing-cycles>3</meta:editing-cycles>
    <meta:generator>LibreOffice/6.4.7.2$Linux_X86_64 LibreOffice_project/40$Build-2</meta:generator>
    <meta:document-statistic meta:object-count="48"/>
  </office:meta>
</office:document-meta>
</file>